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ystem Call</text:p>
          </table:table-cell>
        </table:table-row>
        <table:table-row table:style-name="ro1">
          <table:table-cell office:value-type="float" office:value="9573.969727" calcext:value-type="float">
            <text:p>9573.969727</text:p>
          </table:table-cell>
        </table:table-row>
        <table:table-row table:style-name="ro1">
          <table:table-cell office:value-type="float" office:value="7307.970215" calcext:value-type="float">
            <text:p>7307.970215</text:p>
          </table:table-cell>
        </table:table-row>
        <table:table-row table:style-name="ro1">
          <table:table-cell office:value-type="float" office:value="7164.970215" calcext:value-type="float">
            <text:p>7164.970215</text:p>
          </table:table-cell>
        </table:table-row>
        <table:table-row table:style-name="ro1">
          <table:table-cell office:value-type="float" office:value="7123.970215" calcext:value-type="float">
            <text:p>7123.970215</text:p>
          </table:table-cell>
        </table:table-row>
        <table:table-row table:style-name="ro1">
          <table:table-cell office:value-type="float" office:value="3092.969971" calcext:value-type="float">
            <text:p>3092.969971</text:p>
          </table:table-cell>
        </table:table-row>
        <table:table-row table:style-name="ro1">
          <table:table-cell office:value-type="float" office:value="7598.970215" calcext:value-type="float">
            <text:p>7598.970215</text:p>
          </table:table-cell>
        </table:table-row>
        <table:table-row table:style-name="ro1">
          <table:table-cell office:value-type="float" office:value="7090.970215" calcext:value-type="float">
            <text:p>7090.970215</text:p>
          </table:table-cell>
        </table:table-row>
        <table:table-row table:style-name="ro1">
          <table:table-cell office:value-type="float" office:value="7073.970215" calcext:value-type="float">
            <text:p>7073.970215</text:p>
          </table:table-cell>
        </table:table-row>
        <table:table-row table:style-name="ro1">
          <table:table-cell office:value-type="float" office:value="7481.970215" calcext:value-type="float">
            <text:p>7481.970215</text:p>
          </table:table-cell>
        </table:table-row>
        <table:table-row table:style-name="ro1">
          <table:table-cell office:value-type="float" office:value="7531.970215" calcext:value-type="float">
            <text:p>7531.970215</text:p>
          </table:table-cell>
        </table:table-row>
        <table:table-row table:style-name="ro1">
          <table:table-cell office:value-type="float" office:value="7248.970215" calcext:value-type="float">
            <text:p>7248.970215</text:p>
          </table:table-cell>
        </table:table-row>
        <table:table-row table:style-name="ro1">
          <table:table-cell office:value-type="float" office:value="7031.970215" calcext:value-type="float">
            <text:p>7031.970215</text:p>
          </table:table-cell>
        </table:table-row>
        <table:table-row table:style-name="ro1">
          <table:table-cell office:value-type="float" office:value="7156.970215" calcext:value-type="float">
            <text:p>7156.970215</text:p>
          </table:table-cell>
        </table:table-row>
        <table:table-row table:style-name="ro1">
          <table:table-cell office:value-type="float" office:value="7056.970215" calcext:value-type="float">
            <text:p>7056.970215</text:p>
          </table:table-cell>
        </table:table-row>
        <table:table-row table:style-name="ro1">
          <table:table-cell office:value-type="float" office:value="7198.970215" calcext:value-type="float">
            <text:p>7198.970215</text:p>
          </table:table-cell>
        </table:table-row>
        <table:table-row table:style-name="ro1">
          <table:table-cell office:value-type="float" office:value="7398.970215" calcext:value-type="float">
            <text:p>7398.970215</text:p>
          </table:table-cell>
        </table:table-row>
        <table:table-row table:style-name="ro1">
          <table:table-cell office:value-type="float" office:value="7531.970215" calcext:value-type="float">
            <text:p>7531.970215</text:p>
          </table:table-cell>
        </table:table-row>
        <table:table-row table:style-name="ro1">
          <table:table-cell office:value-type="float" office:value="8039.970215" calcext:value-type="float">
            <text:p>8039.970215</text:p>
          </table:table-cell>
        </table:table-row>
        <table:table-row table:style-name="ro1">
          <table:table-cell office:value-type="float" office:value="7640.970215" calcext:value-type="float">
            <text:p>7640.970215</text:p>
          </table:table-cell>
        </table:table-row>
        <table:table-row table:style-name="ro1">
          <table:table-cell office:value-type="float" office:value="7090.970215" calcext:value-type="float">
            <text:p>7090.970215</text:p>
          </table:table-cell>
        </table:table-row>
        <table:table-row table:style-name="ro1">
          <table:table-cell office:value-type="float" office:value="7182.970215" calcext:value-type="float">
            <text:p>7182.970215</text:p>
          </table:table-cell>
        </table:table-row>
        <table:table-row table:style-name="ro1">
          <table:table-cell office:value-type="float" office:value="7190.970215" calcext:value-type="float">
            <text:p>7190.970215</text:p>
          </table:table-cell>
        </table:table-row>
        <table:table-row table:style-name="ro1">
          <table:table-cell office:value-type="float" office:value="8623.969727" calcext:value-type="float">
            <text:p>8623.969727</text:p>
          </table:table-cell>
        </table:table-row>
        <table:table-row table:style-name="ro1">
          <table:table-cell office:value-type="float" office:value="7057.970215" calcext:value-type="float">
            <text:p>7057.970215</text:p>
          </table:table-cell>
        </table:table-row>
        <table:table-row table:style-name="ro1">
          <table:table-cell office:value-type="float" office:value="11473.969727" calcext:value-type="float">
            <text:p>11473.969727</text:p>
          </table:table-cell>
        </table:table-row>
        <table:table-row table:style-name="ro1">
          <table:table-cell table:style-name="ce1" table:formula="of:=AVERAGE([.A2:.A26])" office:value-type="float" office:value="7438.73014668" calcext:value-type="float">
            <text:p>7438.73014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19:58:28.080437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8:38:40.654044924</meta:creation-date>
    <dc:date>2016-09-24T19:58:56.342202370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7" meta:object-count="0"/>
  </office:meta>
</office:document-meta>
</file>